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ATitle">
      <style:paragraph-properties fo:break-before="pag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1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16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30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7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38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42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754cm" svg:height="1.453cm" draw:z-index="43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44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45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P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7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7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7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8"/>
      <text:p text:style-name="P9">Pot committed stubbornness</text:p>
      <text:p text:style-name="P10"/>
      <text:p text:style-name="P10"><draw:frame draw:style-name="fr1" draw:name="Object25" text:anchor-type="as-char" svg:width="20.417cm" svg:height="0.704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10"><draw:frame draw:style-name="fr1" draw:name="Object59" text:anchor-type="as-char" svg:width="23.694cm" svg:height="1.393cm" draw:z-index="15"><draw:object xlink:href="./Object 43" xlink:type="simple" xlink:show="embed" xlink:actuate="onLoad"/><draw:image xlink:href="./ObjectReplacements/Object 43" xlink:type="simple" xlink:show="embed" xlink:actuate="onLoad"/></draw:frame></text:p>
      <text:p text:style-name="P10"/>
      <text:p text:style-name="P10"/>
      <text:p text:style-name="P10"/>
      <text:p text:style-name="P10"><draw:frame draw:style-name="fr1" draw:name="Object58" text:anchor-type="as-char" svg:width="16.722cm" svg:height="2.096cm" draw:z-index="32"><draw:object xlink:href="./Object 42" xlink:type="simple" xlink:show="embed" xlink:actuate="onLoad"/><draw:image xlink:href="./ObjectReplacements/Object 42" xlink:type="simple" xlink:show="embed" xlink:actuate="onLoad"/></draw:frame></text:p>
      <text:p text:style-name="P10"/>
      <text:p text:style-name="P10"><draw:frame draw:style-name="fr1" draw:name="Object60" text:anchor-type="as-char" svg:width="20.989cm" svg:height="3.133cm" draw:z-index="33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4.436cm" svg:height="1.148cm" draw:z-index="36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46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7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48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9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50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51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52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54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55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5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8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9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7">(2PCT – 1) = </text:span><text:span text:style-name="T8">wins</text:span><text:span text:style-name="T7"> – </text:span><text:span text:style-name="T8">losses</text:span></text:p>
      <text:p text:style-name="P17"><text:span text:style-name="T8">splits</text:span> = (PCT<text:span text:style-name="T8"> – win</text:span><text:span text:style-name="T9">s)×2</text:span></text:p>
      <text:p text:style-name="P18"/>
      <text:p text:style-name="P18">Special cases: WL = 0, (2<text:span text:style-name="T10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6-12-27T12:57:11</dc:date>
    <dc:language>en-US</dc:language>
    <meta:editing-cycles>95</meta:editing-cycles>
    <meta:editing-duration>P5DT11H12M26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60" meta:page-count="10" meta:paragraph-count="149" meta:word-count="723" meta:character-count="4197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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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